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5064" calcext:value-type="float">
            <text:p>85.4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348" calcext:value-type="float">
            <text:p>84.9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616" calcext:value-type="float">
            <text:p>83.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1792" calcext:value-type="float">
            <text:p>80.6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9832" calcext:value-type="float">
            <text:p>80.1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3408" calcext:value-type="float">
            <text:p>79.0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0592" calcext:value-type="float">
            <text:p>78.6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2272" calcext:value-type="float">
            <text:p>76.8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8184" calcext:value-type="float">
            <text:p>76.1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836" calcext:value-type="float">
            <text:p>74.5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72496" calcext:value-type="float">
            <text:p>74.0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1192" calcext:value-type="float">
            <text:p>72.0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7504" calcext:value-type="float">
            <text:p>70.7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7784" calcext:value-type="float">
            <text:p>69.1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407</text:p>
          </table:table-cell>
          <table:table-cell office:value-type="string" calcext:value-type="string">
            <text:p>TWDB:1046407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